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 fo:font-size="10pt" style:font-size-asian="10pt" style:font-name-complex="Times New Roman" style:font-size-complex="10pt"/>
    </style:style>
    <style:style style:name="P2" style:family="paragraph" style:parent-style-name="Standard">
      <style:paragraph-properties fo:margin-left="0cm" fo:margin-right="0cm" fo:margin-top="0cm" fo:margin-bottom="0cm" fo:line-height="100%" fo:text-align="center" style:justify-single-word="false" fo:text-indent="2cm" style:auto-text-indent="false">
        <style:tab-stops>
          <style:tab-stop style:position="2cm"/>
        </style:tab-stops>
      </style:paragraph-properties>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paragraph-properties fo:margin-left="0cm" fo:margin-right="0cm" fo:margin-top="0cm" fo:margin-bottom="0cm" fo:line-height="100%" fo:text-align="justify" style:justify-single-word="false" fo:text-indent="2cm" style:auto-text-indent="false"/>
      <style:text-properties style:font-name="Times New Roman" fo:font-size="12pt" style:font-size-asian="12pt" style:font-name-complex="Times New Roman" style:font-size-complex="12pt"/>
    </style:style>
    <style:style style:name="P4"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Times New Roman" fo:font-size="12pt" style:font-size-asian="12pt" style:font-name-complex="Times New Roman" style:font-size-complex="12pt"/>
    </style:style>
    <style:style style:name="P6" style:family="paragraph" style:parent-style-name="Standard">
      <style:paragraph-properties fo:margin-left="2cm" fo:margin-right="0cm" fo:margin-top="0cm" fo:margin-bottom="0cm" fo:line-height="100%" fo:text-align="justify" style:justify-single-word="false" fo:text-indent="0cm" style:auto-text-indent="false">
        <style:tab-stops>
          <style:tab-stop style:position="3cm"/>
        </style:tab-stops>
      </style:paragraph-properties>
      <style:text-properties style:font-name="Times New Roman" fo:font-size="12pt" style:font-size-asian="12pt" style:font-name-complex="Times New Roman" style:font-size-complex="12pt"/>
    </style:style>
    <style:style style:name="P7" style:family="paragraph" style:parent-style-name="Standard">
      <style:paragraph-properties fo:margin-left="2cm" fo:margin-right="0cm" fo:margin-top="0cm" fo:margin-bottom="0cm" fo:line-height="100%" fo:text-indent="0cm" style:auto-text-indent="false">
        <style:tab-stops>
          <style:tab-stop style:position="3cm"/>
        </style:tab-stops>
      </style:paragraph-properties>
      <style:text-properties style:font-name="Times New Roman" fo:font-size="12pt" style:font-size-asian="12pt" style:font-name-complex="Times New Roman" style:font-size-complex="12pt"/>
    </style:style>
    <style:style style:name="P8" style:family="paragraph" style:parent-style-name="Standard">
      <style:paragraph-properties fo:margin-left="2cm" fo:margin-right="0cm" fo:margin-top="0cm" fo:margin-bottom="0cm" fo:line-height="100%" fo:text-align="justify" style:justify-single-word="false" fo:text-indent="0cm" style:auto-text-indent="false">
        <style:tab-stops>
          <style:tab-stop style:position="3cm"/>
        </style:tab-stops>
      </style:paragraph-properties>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2cm" fo:margin-right="0cm" fo:margin-top="0cm" fo:margin-bottom="0cm" fo:line-height="100%" fo:text-indent="0cm" style:auto-text-indent="false">
        <style:tab-stops>
          <style:tab-stop style:position="3cm"/>
        </style:tab-stops>
      </style:paragraph-properties>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paragraph-properties fo:margin-left="2cm" fo:margin-right="0cm" fo:margin-top="0cm" fo:margin-bottom="0cm" fo:line-height="100%" fo:text-indent="0cm" style:auto-text-indent="false">
        <style:tab-stops>
          <style:tab-stop style:position="7.997cm"/>
        </style:tab-stops>
      </style:paragraph-properties>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paragraph-properties fo:margin-left="0cm" fo:margin-right="0cm" fo:margin-top="0cm" fo:margin-bottom="0cm" fo:line-height="100%" fo:text-align="justify" style:justify-single-word="false" fo:text-indent="1.251cm"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cm" fo:margin-right="0cm" fo:margin-top="0cm" fo:margin-bottom="0cm" fo:line-height="100%" fo:text-align="justify" style:justify-single-word="false" fo:text-indent="1.251cm" style:auto-text-indent="false">
        <style:tab-stops>
          <style:tab-stop style:position="2cm"/>
        </style:tab-stops>
      </style:paragraph-properties>
      <style:text-properties style:font-name="Times New Roman" fo:font-size="12pt" style:font-size-asian="12pt" style:font-name-complex="Times New Roman" style:font-size-complex="12pt"/>
    </style:style>
    <style:style style:name="P13" style:family="paragraph" style:parent-style-name="Subtle_20_Emphasis1">
      <style:paragraph-properties fo:margin-left="1.251cm" fo:margin-right="0cm" fo:text-align="justify" style:justify-single-word="false" fo:text-indent="0cm" style:auto-text-indent="false">
        <style:tab-stops>
          <style:tab-stop style:position="2cm"/>
        </style:tab-stops>
      </style:paragraph-properties>
    </style:style>
    <style:style style:name="P14" style:family="paragraph" style:parent-style-name="Standard">
      <style:paragraph-properties fo:margin-top="0cm" fo:margin-bottom="0cm" fo:line-height="100%" fo:text-align="center" style:justify-single-word="false">
        <style:tab-stops>
          <style:tab-stop style:position="2cm"/>
        </style:tab-stops>
      </style:paragraph-properties>
      <style:text-properties fo:text-transform="uppercase" style:font-name="Times New Roman" fo:font-size="12pt" fo:font-weight="bold" style:font-size-asian="12pt" style:font-weight-asian="bold" style:font-name-complex="Times New Roman" style:font-size-complex="12pt"/>
    </style:style>
    <style:style style:name="P15" style:family="paragraph" style:parent-style-name="Standard" style:master-page-name="Standard">
      <style:paragraph-properties fo:margin-top="0cm" fo:margin-bottom="0cm" fo:line-height="100%" fo:text-align="center" style:justify-single-word="false" style:page-number="auto">
        <style:tab-stops>
          <style:tab-stop style:position="2cm"/>
        </style:tab-stops>
      </style:paragraph-properties>
      <style:text-properties fo:text-transform="uppercase" style:font-name="Times New Roman" fo:font-size="12pt" fo:font-weight="bold" style:font-size-asian="12pt" style:font-weight-asian="bold" style:font-name-complex="Times New Roman" style:font-size-complex="12pt"/>
    </style:style>
    <style:style style:name="P16" style:family="paragraph" style:parent-style-name="Standard" style:list-style-name="WW8Num3">
      <style:paragraph-properties fo:margin-top="0cm" fo:margin-bottom="0cm" fo:line-height="100%" fo:text-align="center" style:justify-single-word="false">
        <style:tab-stops>
          <style:tab-stop style:position="2cm"/>
        </style:tab-stops>
      </style:paragraph-properties>
      <style:text-properties style:font-name="Times New Roman" fo:font-size="12pt" fo:font-weight="bold" style:font-size-asian="12pt" style:font-weight-asian="bold" style:font-name-complex="Times New Roman" style:font-size-complex="12pt"/>
    </style:style>
    <style:style style:name="P17" style:family="paragraph" style:parent-style-name="Standard" style:list-style-name="WW8Num3">
      <style:paragraph-properties fo:margin-left="0cm" fo:margin-right="0cm" fo:margin-top="0cm" fo:margin-bottom="0cm" fo:line-height="100%" fo:text-align="center" style:justify-single-word="false" fo:text-indent="2cm" style:auto-text-indent="false">
        <style:tab-stops>
          <style:tab-stop style:position="3cm"/>
        </style:tab-stops>
      </style:paragraph-properties>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list-style-name="WW8Num3">
      <style:paragraph-properties fo:margin-left="0.25cm" fo:margin-right="0cm" fo:margin-top="0cm" fo:margin-bottom="0cm" fo:line-height="100%" fo:text-align="justify" style:justify-single-word="false" fo:text-indent="1.75cm" style:auto-text-indent="false">
        <style:tab-stops>
          <style:tab-stop style:position="3cm"/>
        </style:tab-stops>
      </style:paragraph-properties>
    </style:style>
    <style:style style:name="P19" style:family="paragraph" style:parent-style-name="Standard" style:list-style-name="WW8Num3">
      <style:paragraph-properties fo:margin-left="0.25cm" fo:margin-right="0cm" fo:margin-top="0cm" fo:margin-bottom="0cm" fo:line-height="100%" fo:text-align="justify" style:justify-single-word="false" fo:text-indent="1.75cm" style:auto-text-indent="false">
        <style:tab-stops>
          <style:tab-stop style:position="3cm"/>
        </style:tab-stops>
      </style:paragraph-properties>
      <style:text-properties style:font-name="Times New Roman" fo:font-size="12pt" style:font-size-asian="12pt" style:font-name-complex="Times New Roman" style:font-size-complex="12pt"/>
    </style:style>
    <style:style style:name="P20" style:family="paragraph" style:parent-style-name="Standard" style:list-style-name="WW8Num3">
      <style:paragraph-properties fo:margin-left="0cm" fo:margin-right="0cm" fo:margin-top="0cm" fo:margin-bottom="0cm" fo:line-height="100%" fo:text-align="justify" style:justify-single-word="false" fo:text-indent="2.501cm" style:auto-text-indent="false"/>
      <style:text-properties style:font-name="Times New Roman" fo:font-size="12pt" style:font-size-asian="12pt" style:font-name-complex="Times New Roman" style:font-size-complex="12pt"/>
    </style:style>
    <style:style style:name="P21" style:family="paragraph" style:parent-style-name="Standard" style:list-style-name="WW8Num3">
      <style:paragraph-properties fo:margin-left="0cm" fo:margin-right="0cm" fo:margin-top="0cm" fo:margin-bottom="0cm" fo:line-height="100%" fo:text-align="justify" style:justify-single-word="false" fo:text-indent="1.251cm" style:auto-text-indent="false"/>
      <style:text-properties style:font-name="Times New Roman" fo:font-size="12pt" style:font-size-asian="12pt" style:font-name-complex="Times New Roman" style:font-size-complex="12pt"/>
    </style:style>
    <style:style style:name="P22"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Times New Roman" fo:font-size="12p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style:font-size-asian="12pt" style:font-name-complex="Times New Roman" style:font-size-complex="12pt" style:font-weight-complex="bold"/>
    </style:style>
    <style:style style:name="T4" style:family="text">
      <style:text-properties style:font-name="Times New Roman" fo:font-size="12pt" style:font-size-asian="12pt" style:language-asian="ru" style:country-asian="RU" style:font-name-complex="Times New Roman" style:font-size-complex="12pt"/>
    </style:style>
    <style:style style:name="T5" style:family="text">
      <style:text-properties style:font-name="Times New Roman" fo:font-size="12pt" fo:language="en" fo:country="US" style:font-size-asian="12pt" style:font-name-complex="Times New Roman" style:font-size-complex="12pt"/>
    </style:style>
    <style:style style:name="T6" style:family="text">
      <style:text-properties fo:color="#414242" style:font-name="Tahoma" fo:font-size="9pt" style:font-size-asian="9pt" style:font-name-complex="Tahoma" style:font-size-complex="9pt"/>
    </style:style>
    <style:style style:name="T7" style:family="text">
      <style:text-properties fo:language="en" fo:country="US"/>
    </style:style>
    <style:style style:name="T8" style:family="text">
      <style:text-properties fo:font-variant="normal" fo:text-transform="none" fo:language="en" fo:country="US"/>
    </style:style>
    <style:style style:name="T9" style:family="text">
      <style:text-properties fo:font-variant="normal" fo:text-transform="none"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ферта<text:span text:style-name="T7"> </text:span><text:span text:style-name="T9">№ </text:span><text:span text:style-name="T8">{$num}</text:span></text:p>
      <text:p text:style-name="P14">на заключение Соглашения</text:p>
      <text:p text:style-name="P2">о выполнении работы и/или оказании услуги с аккредитивной формой расчетов при использовании онлайн сервиса «Безопасная сделка» </text:p>
      <text:p text:style-name="P2"/>
      <text:p text:style-name="P4">Настоящая Оферта является предложением Заказчика (Работодателя) на заключение с Исполнителем (Фри-лансером) Соглашения на условиях, изложенных в настоящей Оферте. Акцепт Оферты осуществляется в порядке, предусмотренном в настоящей Оферте. Акцепт Оферты Исполнителем (Фри-лансером) равносилен заключению Соглашения на условиях, изложенных в настоящей Оферте.</text:p>
      <text:p text:style-name="P4">Заказчик (Работодатель) предлагает Исполнителю (Фри-лансеру) заключить Соглашение о выполнении работы и/или оказании услуги с использованием онлайн сервиса «Безопасная сделка» при аккредитивной форме расчетов на следующих условиях:</text:p>
      <text:p text:style-name="P4"/>
      <text:p text:style-name="P5">Настоящее Соглашение о выполнении работы и/или оказании услуги с аккредитивной формой расчетов при использовании онлайн сервиса «Безопасная сделка», далее также – Соглашение или настоящее Соглашение, заключается между: </text:p>
      <text:p text:style-name="P5">лицом, являющимся Заказчиком, как оно определено ниже, далее также Заказчик или Работодатель; и</text:p>
      <text:p text:style-name="P5">лицом, являющимся Исполнителем, как оно определено ниже, далее также Исполнитель или Фри-лансер;</text:p>
      <text:p text:style-name="P5">далее совместно именуемыми Стороны, а по отдельности – Сторона. </text:p>
      <text:p text:style-name="P3"/>
      <text:list xml:id="list207626557548287448" text:style-name="WW8Num3">
        <text:list-item>
          <text:p text:style-name="P17">Термины и определения</text:p>
        </text:list-item>
      </text:list>
      <text:p text:style-name="P6"/>
      <text:list xml:id="list31569998" text:continue-numbering="true" text:style-name="WW8Num3">
        <text:list-item>
          <text:list>
            <text:list-item>
              <text:p text:style-name="P18"><text:span text:style-name="T1">Банк</text:span><text:span text:style-name="T2"> </text:span><text:span text:style-name="T1">—</text:span><text:span text:style-name="T2"> Открытое акционерное общество «</text:span><text:span text:style-name="T3">Петербургский социальный коммерческий банк» (</text:span><text:span text:style-name="T2">ОАО «</text:span><text:span text:style-name="T3">ПСКБ»), </text:span><text:span text:style-name="T2">место нахождения:</text:span><text:span text:style-name="apple-converted-space"><text:span text:style-name="T6"> </text:span></text:span><text:span text:style-name="T2">191123, Санкт-Петербург, ул. Шпалерная, д. 42; ОГРН 1027800000227; ИНН 7831000965; БИК 044030852;</text:span></text:p>
            </text:list-item>
            <text:list-item>
              <text:p text:style-name="P18"><text:span text:style-name="T1">Вознаграждение Общества</text:span><text:span text:style-name="T2"> </text:span><text:span text:style-name="T1">—</text:span><text:span text:style-name="T2"> плата, причитающаяся Обществу за предоставление онлайн сервиса «Безопасная сделка», размер которой определяется в соответствии с условиями Договора; </text:span></text:p>
            </text:list-item>
            <text:list-item>
              <text:p text:style-name="P18"><text:span text:style-name="T1">Договор —</text:span><text:span text:style-name="T2"> Договор об осуществлении безналичных расчетов при использовании онлайн сервиса «Безопасная сделка» в форме расчетов по аккредитиву, заключенный между Заказчиком, Исполнителем, Банком и Обществом. Текст Договора размещен на Сайте Free-lance.ru в сети Интернет по адресу:</text:span> <text:a xlink:type="simple" xlink:href="https://www.free-lance.ru/offer_lc.pdf"><text:span text:style-name="T2">http</text:span></text:a><text:a xlink:type="simple" xlink:href="https://www.free-lance.ru/offer_lc.pdf"><text:span text:style-name="T5">s</text:span></text:a><text:a xlink:type="simple" xlink:href="https://www.free-lance.ru/offer_lc.pdf"><text:span text:style-name="T2">://www.free-lance.ru/offer_lc.pdf</text:span></text:a><text:span text:style-name="T2">;</text:span></text:p>
            </text:list-item>
            <text:list-item>
              <text:p text:style-name="P18"><text:span text:style-name="T1">Заказчик (Работодатель) — </text:span><text:span text:style-name="T2">пользователь Сайта, зарегистрированный на Сайте в качестве Работодателя, заключивший с Исполнителем настоящее Соглашение. Заказчиком может быть физическое лицо —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span></text:p>
            </text:list-item>
            <text:list-item>
              <text:p text:style-name="P18"><text:span text:style-name="T1">Защищенные страницы Сайта —</text:span><text:span text:style-name="T2"> страницы онлайн сервиса Сайта «Безопасная сделка», доступ к которым возможен только при вводе Исполнителем/Заказчиком Логина и Пароля;</text:span></text:p>
            </text:list-item>
            <text:list-item>
              <text:p text:style-name="P18"><text:span text:style-name="T1">Исполнитель (Фри-лансер)</text:span><text:span text:style-name="T2"> </text:span><text:span text:style-name="T1">— </text:span><text:span text:style-name="T2">пользователь Сайта, зарегистрированный на Сайте в качестве Фри-лансера, заключивший с Заказчиком </text:span><text:soft-page-break/><text:span text:style-name="T2">Соглашение о выполнении работ и/или оказании услуг в соответствии с Техническим заданием Заказчика (Работодателя). Исполнителем может быть физическое лицо —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span></text:p>
            </text:list-item>
            <text:list-item>
              <text:p text:style-name="P18"><text:span text:style-name="T1">Комиссия Банка</text:span><text:span text:style-name="T2"> </text:span><text:span text:style-name="T1">—</text:span><text:span text:style-name="T2"> комиссионное вознаграждение, причитающееся Банку за осуществление расчетных операций в соответствии с условиями Договора, размер которого определяется в соответствии с условиями Договора;</text:span></text:p>
            </text:list-item>
            <text:list-item>
              <text:p text:style-name="P18"><text:span text:style-name="T1">Логин — </text:span><text:span text:style-name="T2">уникальное имя Исполнителя/Заказчика, используемое им на Сайте в целях доступа к Защищенным страницам Сайта;</text:span></text:p>
            </text:list-item>
            <text:list-item>
              <text:p text:style-name="P18"><text:span text:style-name="T1">Общество (Администрация Сайта) —</text:span><text:span text:style-name="T2"> ООО «Ваан», место нахождения: 125040, Москва, улица Нижняя, дом 14, корпус 1, ОГРН 5067847040421, ИНН 7805399430;</text:span></text:p>
            </text:list-item>
            <text:list-item>
              <text:p text:style-name="P18"><text:span text:style-name="T1">Оферта</text:span><text:span text:style-name="T2"> </text:span><text:span text:style-name="T1">—</text:span><text:span text:style-name="T2"> настоящее предложение Заказчика (Работодателя), сделанное Исполнителю (Фри-лансеру) при помощи программно-технических средств Сайта, заключить настоящее Соглашение на условиях, указанных в Оферте. Текст Оферты размещен на Сайте в сети Интернет по адресу:</text:span> <text:a xlink:type="simple" xlink:href="https://www.free-lance.ru/agreement_lc.pdf"><text:span text:style-name="T2">http</text:span></text:a><text:a xlink:type="simple" xlink:href="https://www.free-lance.ru/agreement_lc.pdf"><text:span text:style-name="T5">s</text:span></text:a><text:a xlink:type="simple" xlink:href="https://www.free-lance.ru/agreement_lc.pdf"><text:span text:style-name="T2">://www.free-lance.ru/agreement_</text:span></text:a><text:a xlink:type="simple" xlink:href="https://www.free-lance.ru/agreement_lc.pdf"><text:span text:style-name="T5">lc</text:span></text:a><text:a xlink:type="simple" xlink:href="https://www.free-lance.ru/agreement_lc.pdf"><text:span text:style-name="T2">.pdf</text:span></text:a><text:span text:style-name="T2">;</text:span></text:p>
            </text:list-item>
            <text:list-item>
              <text:p text:style-name="P18"><text:span text:style-name="T1">Пароль – </text:span><text:span text:style-name="T2">сочетание букв, цифр и символов, уникальное для Логина, позволяющее при одновременном вводе с Логином войти на Защищенные страницы Сайта;</text:span></text:p>
            </text:list-item>
            <text:list-item>
              <text:p text:style-name="P18"><text:span text:style-name="T1">Работа — </text:span><text:span text:style-name="T2">дизайнерские, художественные, маркетинговые, рекламные, редакторские работы и/или услуги, 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на основании Технического задания;</text:span></text:p>
            </text:list-item>
            <text:list-item>
              <text:p text:style-name="P18"><text:span text:style-name="T1">Сайт —</text:span><text:span text:style-name="T2">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понимается Сайт, расположенный в сети Интернет по адресу </text:span><text:a xlink:type="simple" xlink:href="https://www.free-lance.ru/"><text:span text:style-name="Internet_20_link"><text:span text:style-name="T5">https</text:span></text:span></text:a><text:a xlink:type="simple" xlink:href="https://www.free-lance.ru/"><text:span text:style-name="Internet_20_link"><text:span text:style-name="T2">://</text:span></text:span></text:a><text:a xlink:type="simple" xlink:href="https://www.free-lance.ru/"><text:span text:style-name="Internet_20_link"><text:span text:style-name="T5">www</text:span></text:span></text:a><text:a xlink:type="simple" xlink:href="https://www.free-lance.ru/"><text:span text:style-name="Internet_20_link"><text:span text:style-name="T2">.</text:span></text:span></text:a><text:a xlink:type="simple" xlink:href="https://www.free-lance.ru/"><text:span text:style-name="Internet_20_link"><text:span text:style-name="T5">free</text:span></text:span></text:a><text:a xlink:type="simple" xlink:href="https://www.free-lance.ru/"><text:span text:style-name="Internet_20_link"><text:span text:style-name="T2">-</text:span></text:span></text:a><text:a xlink:type="simple" xlink:href="https://www.free-lance.ru/"><text:span text:style-name="Internet_20_link"><text:span text:style-name="T5">lance</text:span></text:span></text:a><text:a xlink:type="simple" xlink:href="https://www.free-lance.ru/"><text:span text:style-name="Internet_20_link"><text:span text:style-name="T2">.</text:span></text:span></text:a><text:a xlink:type="simple" xlink:href="https://www.free-lance.ru/"><text:span text:style-name="Internet_20_link"><text:span text:style-name="T5">ru</text:span></text:span></text:a><text:span text:style-name="T2">;</text:span><text:span text:style-name="T1"> </text:span></text:p>
            </text:list-item>
            <text:list-item>
              <text:p text:style-name="P18"><text:span text:style-name="T1">«Безопасная сделка» —</text:span><text:span text:style-name="T2"> онлайн сервис, доступный на Сайте, более подробная информация о котором содержится на Сайте в сети Интернет по адресу: </text:span><text:a xlink:type="simple" xlink:href="https://www.free-lance.ru/promo/sbr/"><text:span text:style-name="Internet_20_link"><text:span text:style-name="T2">http</text:span></text:span></text:a><text:a xlink:type="simple" xlink:href="https://www.free-lance.ru/promo/sbr/"><text:span text:style-name="Internet_20_link"><text:span text:style-name="T5">s</text:span></text:span></text:a><text:a xlink:type="simple" xlink:href="https://www.free-lance.ru/promo/sbr/"><text:span text:style-name="Internet_20_link"><text:span text:style-name="T2">://www.free-lance.ru/promo/sbr/;</text:span></text:span></text:a></text:p>
            </text:list-item>
            <text:list-item>
              <text:p text:style-name="P18"><text:span text:style-name="T1">Соглашение —</text:span><text:span text:style-name="T2"> настоящее соглашение о выполнении работы и/или оказании услуги при аккредитивной форме расчетов с использованием онлайн сервиса «Безопасная сделка», заключенное между Исполнителем и Заказчиком;</text:span></text:p>
            </text:list-item>
            <text:list-item>
              <text:p text:style-name="P18"><text:span text:style-name="T1">Способ оплаты</text:span><text:span text:style-name="T2"> </text:span><text:span text:style-name="T1">—</text:span><text:span text:style-name="T2"> любой из предоставленных Банком способов осуществления оплаты Заказчиком аккредитива и/или выплаты Банком Исполнителю денежных средств по аккредитиву путем переводов денежных средств (в том числе переводов электронных денежных средств) с использованием таких электронных средств платежа как банковские платежные карты, платежные сервисы Яндекс-Деньги, </text:span><text:span text:style-name="T5">WebMoney</text:span><text:span text:style-name="T2">, Веб-Кошелек и другие платежные сервисы, а также путем осуществления безналичного банковского перевода с банковского счета Заказчика на счет аккредитива в Банке и/или путем осуществления безналичного банковского перевода денежных средств со счета аккредитива в Банке на банковский счет Исполнителя.</text:span></text:p>
            </text:list-item>
            <text:list-item>
              <text:p text:style-name="P18"><text:soft-page-break/><text:span text:style-name="T1">Стоимость Работы —</text:span><text:span text:style-name="T2"> общая цена Работы в рублях Российской Федерации, согласованная Заказчиком и Исполнителем в Техническом задании в соответствии с условиями Соглашения (по согласованию Заказчика и Исполнителя помимо общей цены Работы могут быть также предусмотрены цены за каждый этап выполнения Работы, которые в совокупности будут составлять Стоимость Работы);</text:span></text:p>
            </text:list-item>
            <text:list-item>
              <text:p text:style-name="P18"><text:span text:style-name="T1">Стороны —</text:span><text:span text:style-name="T2"> Заказчик и Исполнитель при их совместном упоминании, а </text:span><text:span text:style-name="T1">Сторона</text:span><text:span text:style-name="T2"> </text:span><text:span text:style-name="T1">—</text:span><text:span text:style-name="T2"> любое из них при упоминании по отдельности;</text:span></text:p>
            </text:list-item>
            <text:list-item>
              <text:p text:style-name="P18"><text:bookmark-start text:name="_Ref202004462"/><text:span text:style-name="T1">Техническое задание —</text:span><text:span text:style-name="T2"> совокупность требований Заказчика к предмету и условиям выполнения конкретной Работы Исполнителем в рамках настоящего Соглашения</text:span><text:bookmark-end text:name="_Ref202004462"/><text:span text:style-name="T2">. Техническое задание является неотъемлемой частью настоящего Соглашения.</text:span></text:p>
            </text:list-item>
          </text:list>
        </text:list-item>
      </text:list>
      <text:p text:style-name="P6"/>
      <text:list xml:id="list31573657" text:continue-numbering="true" text:style-name="WW8Num3">
        <text:list-item>
          <text:p text:style-name="P17">Условия заключения Соглашения</text:p>
        </text:list-item>
      </text:list>
      <text:p text:style-name="P6"/>
      <text:list xml:id="list31570241" text:continue-numbering="true" text:style-name="WW8Num3">
        <text:list-item>
          <text:list>
            <text:list-item>
              <text:p text:style-name="P19">Соглашение заключается между Исполнителем и Заказчиком, которыми могут быть физические лица — резиденты Российской Федерации или нерезиденты Российской Федерации, индивидуальные предприниматели, зарегистрированные в соответствии с законодательством Российской Федерации или любого иного государства, а также юридические лица, созданные в соответствии с законодательством Российской Федерации или любого иного государства.</text:p>
            </text:list-item>
            <text:list-item>
              <text:p text:style-name="P18"><text:span text:style-name="T2">Соглашение заключается между Исполнителем и Заказчиком, прошедшими регистрацию на Сайте, полу</text:span><text:bookmark-start text:name="_Ref251575614"/><text:span text:style-name="T2">чившими Логин и имеющими Пароль.</text:span></text:p>
            </text:list-item>
            <text:list-item>
              <text:p text:style-name="P19">Исполнитель и Заказчик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ее Соглашение.</text:p>
            </text:list-item>
            <text:list-item>
              <text:p text:style-name="P19">Исполнитель и Заказчик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ой Стороне, а также Обществу.</text:p>
            </text:list-item>
            <text:list-item>
              <text:p text:style-name="P19">В случае, когда одной из Сторон настоящего Соглашения является физическое лицо – нерезидент Российской Федерации, или индивидуальный предприниматель, зарегистрированный в соответствии с законодательством любого другого государства, кроме Российской Федерации, 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Соглашения действуют следующие ограничения:</text:p>
              <text:list>
                <text:list-item>
                  <text:p text:style-name="P20">Если одной из Сторон соглашения выступает физическое лицо – <text:s/>резидент Российской Федерации, а с другой Стороны физическое лицо – нерезидент Российской Федерации, то совокупный размер Суммы аккредитива, Комиссии Банка и Вознаграждения Общества не должен превышать суммы в эквиваленте 5 000 (Пяти тысяч) долларов США по курсу, установленному ЦБ РФ на дату заключения настоящего Договора. В остальных случаях, если хотя бы одной из Сторон является нерезидент Российской Федерации, совокупный размер Суммы аккредитива, Комиссии Банка и Вознаграждения Общества не должен превышать суммы в эквиваленте 50 000 (Пятьдесят тысяч) долларов США по курсу, установленному ЦБ РФ на дату заключения настоящего Договора.</text:p>
                </text:list-item>
                <text:list-item>
                  <text:p text:style-name="P20"><text:bookmark-start text:name="_Ref208569167"/>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bookmark-end text:name="_Ref208569167"/></text:p>
                </text:list-item>
              </text:list>
            </text:list-item>
            <text:list-item>
              <text:p text:style-name="P19"><text:soft-page-break/>Средством платежа по настоящему договору являются рубли Российской Федерации вне зависимости от Способа оплаты.</text:p>
            </text:list-item>
          </text:list>
        </text:list-item>
      </text:list>
      <text:p text:style-name="P8"><text:bookmark-end text:name="_Ref251575614"/></text:p>
      <text:list xml:id="list31558573" text:continue-numbering="true" text:style-name="WW8Num3">
        <text:list-item>
          <text:p text:style-name="P16">Предмет</text:p>
        </text:list-item>
      </text:list>
      <text:p text:style-name="P6"/>
      <text:list xml:id="list31575151" text:continue-numbering="true" text:style-name="WW8Num3">
        <text:list-item>
          <text:list>
            <text:list-item>
              <text:p text:style-name="P19">По настоящему Соглашению Исполнитель обязуется выполнить Работу для Заказчика на условиях, согласованных в Техническом задании Заказчика, и сдать результат Работы Заказчику, а Заказчик обязуется принять результат Работы и осуществить его оплату согласно условиям настоящего Соглашения.</text:p>
            </text:list-item>
            <text:list-item>
              <text:p text:style-name="P19">Подробное описание Работы, выполняемой Исполнителем, сроки ее выполнения, ее стоимость и иные соответствующие условия определяются в Техническом задании, согласованном Сторонами на Защищенных страницах Сайта в порядке, предусмотренном настоящим Соглашением. С момента утверждения Сторонами Технического задания оно становится неотъемлемой частью настоящего Соглашения.</text:p>
            </text:list-item>
          </text:list>
        </text:list-item>
      </text:list>
      <text:p text:style-name="P6"/>
      <text:list xml:id="list31554700" text:continue-numbering="true" text:style-name="WW8Num3">
        <text:list-item>
          <text:p text:style-name="P17">Направление Технического задания</text:p>
        </text:list-item>
      </text:list>
      <text:p text:style-name="P6"/>
      <text:list xml:id="list31557049" text:continue-numbering="true" text:style-name="WW8Num3">
        <text:list-item>
          <text:list>
            <text:list-item>
              <text:p text:style-name="P18"><text:span text:style-name="T2">Техническое задание должно содержать описание Работы, достаточное для ее выполнения, </text:span><text:span text:style-name="T5">C</text:span><text:span text:style-name="T2">тоимость Работы (цена Работы) (по согласованию Сторон помимо общей цены Работы могут быть также предусмотрены цены за каждый этап выполнения Работы), срок выполнения Работы (по согласованию Сторон могут быть также предусмотрены </text:span><text:span text:style-name="T4">сроки завершения отдельных этапов выполнения Работы)</text:span><text:span text:style-name="T2">, иные условия выполнения Работы, имеющие существенное значение для Заказчика.</text:span></text:p>
            </text:list-item>
            <text:list-item>
              <text:p text:style-name="P19">Оформление и предоставление Технического задания осуществляется при помощи технических средств Сайта на Защищенных страницах Сайта. </text:p>
            </text:list-item>
            <text:list-item>
              <text:p text:style-name="P19">Техническое задание считается предоставленным Исполнителю с момента нажатия Заказчиком на Защищенных страницах Сайта кнопки «Отправить сделку».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 Нажатие указанной кнопки Заказчиком является аналогом собственноручной подписи Заказчика.</text:p>
            </text:list-item>
            <text:list-item>
              <text:p text:style-name="P19">Направление Технического задания является офертой Заказчика на заключение настоящего Соглашения.</text:p>
            </text:list-item>
            <text:list-item>
              <text:p text:style-name="P19">Заказчик вправе через Защищенные страницы Сайта изменять, дополнять или уточнять предоставленное Техническое задание, вносить в него корректировки либо отменять его до утверждения этого Технического задания Исполнителем.</text:p>
            </text:list-item>
            <text:list-item>
              <text:p text:style-name="P19">Исполнитель вправе обратиться к Заказчику с запросом об уточнении Технического задания. Исполнитель также вправе запросить у Заказчика дополнительные материалы или информацию, необходимые для выполнения Работы, предусмотренной Техническим заданием.</text:p>
            </text:list-item>
            <text:list-item>
              <text:p text:style-name="P19">Техническое задание не может предусматривать выполнение Работы, которая противоречит законодательству Российской Федерации.</text:p>
            </text:list-item>
          </text:list>
        </text:list-item>
      </text:list>
      <text:p text:style-name="P6"/>
      <text:p text:style-name="P13"/>
      <text:list xml:id="list31558554" text:continue-numbering="true" text:style-name="WW8Num3">
        <text:list-item>
          <text:p text:style-name="P17">Утверждение Технического задания</text:p>
        </text:list-item>
      </text:list>
      <text:p text:style-name="P6"/>
      <text:list xml:id="list31558638" text:continue-numbering="true" text:style-name="WW8Num3">
        <text:list-item>
          <text:list>
            <text:list-item>
              <text:p text:style-name="P19">Техническое задание считается согласованным с момента его утверждения Исполнителем. </text:p>
            </text:list-item>
            <text:list-item>
              <text:p text:style-name="P18"><text:bookmark-start text:name="_Ref255308660"/><text:soft-page-break/><text:span text:style-name="T2">Утверждение Технического задания со стороны Исполнителя осуществляется путем нажатия на Защищенных страницах Сайта кнопки «Согласиться на сделку». Нажатие кнопки «Согласиться на сделку» означает акцепт Исполнителем настоящего Соглашения.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 </text:span><text:bookmark-end text:name="_Ref255308660"/><text:span text:style-name="T2">Нажатие указанной кнопки Исполнителем является аналогом собственноручной подписи Исполнителя.</text:span></text:p>
            </text:list-item>
            <text:list-item>
              <text:p text:style-name="P19">Без нажатия под Логином Исполнителя на Защищенных страницах Сайта кнопки «Согласиться на сделку» Техническое задание не считается утвержденным. До момента утверждения Технического задания такое Техническое задание не является обязательным для Исполнителя и не имеет никаких иных юридических последствий. </text:p>
            </text:list-item>
            <text:list-item>
              <text:p text:style-name="P19">С момента утверждения Технического задания Исполнителем оно становится обязательным для Сторон и становится неотъемлемой частью Соглашения. После утверждения Технического задания Исполнителем Стороны вправе вносить в него изменения через Защищенные страницы Сайта только по обоюдному согласию. </text:p>
            </text:list-item>
          </text:list>
        </text:list-item>
      </text:list>
      <text:p text:style-name="P6"/>
      <text:list xml:id="list31568504" text:continue-numbering="true" text:style-name="WW8Num3">
        <text:list-item>
          <text:p text:style-name="P17">Условия выполнения Работы</text:p>
        </text:list-item>
      </text:list>
      <text:p text:style-name="P6"/>
      <text:list xml:id="list31551479" text:continue-numbering="true" text:style-name="WW8Num3">
        <text:list-item>
          <text:list>
            <text:list-item>
              <text:p text:style-name="P19">Исполнитель обязуется выполнять Работу в строгом соответствии с Техническим заданием. </text:p>
            </text:list-item>
            <text:list-item>
              <text:p text:style-name="P19">Исполнитель вправе самостоятельно определять порядок и способы выполнения Работы, если иное не согласовано в Техническом задании. </text:p>
            </text:list-item>
            <text:list-item>
              <text:p text:style-name="P19">Работа выполняется иждивением Исполнителя, если только иное не указано в утвержденном Техническом задании. </text:p>
            </text:list-item>
            <text:list-item>
              <text:p text:style-name="P19">Качество выполняемой Работы должно соответствовать условиям Технического задания, а при отсутствии таких условий – соответствовать требованиям, обычно предъявляемым к работам или услугам такого рода.</text:p>
            </text:list-item>
            <text:list-item>
              <text:p text:style-name="P19">Работа должна быть выполнена в срок, указанный в Техническом задании, а в случае согласования между Сторонами сроков завершения отдельных этапов выполнения Работы каждый этап выполнения Работы должен быть выполнен в предусмотренный для этого этапа срок.</text:p>
            </text:list-item>
          </text:list>
        </text:list-item>
      </text:list>
      <text:p text:style-name="P6"/>
      <text:list xml:id="list31550740" text:continue-numbering="true" text:style-name="WW8Num3">
        <text:list-item>
          <text:p text:style-name="P17">Порядок приема-передачи Работы</text:p>
        </text:list-item>
      </text:list>
      <text:p text:style-name="P9"/>
      <text:list xml:id="list31570473" text:continue-numbering="true" text:style-name="WW8Num3">
        <text:list-item>
          <text:list>
            <text:list-item>
              <text:p text:style-name="P18"><text:span text:style-name="T2">Передача и приемка результата Работы осуществляется в соответствии с условиями Договора, с учетом ограничения, установленного п. 2.5.2</text:span><text:span text:style-name="T2"><text:bookmark-ref text:reference-format="chapter" text:ref-name="_Ref208569167"/></text:span><text:span text:style-name="T2"> настоящего Соглашения.</text:span></text:p>
            </text:list-item>
            <text:list-item>
              <text:p text:style-name="P19">Заказчик подтверждает принятие им Работы путем нажатия на Защищенных страницах Сайта кнопки «Принять работу». С момента нажатия на Защищенных страницах Сайта кнопки «Принять работу» Работа считается выполненной надлежащим образом и принятой без замечаний. Нажатие указанной кнопки Заказчиком является аналогом собственноручной подписи Заказчика.</text:p>
            </text:list-item>
          </text:list>
        </text:list-item>
      </text:list>
      <text:p text:style-name="P6"/>
      <text:list xml:id="list31561245" text:continue-numbering="true" text:style-name="WW8Num3">
        <text:list-item>
          <text:p text:style-name="P17">Порядок оплаты Работы</text:p>
        </text:list-item>
      </text:list>
      <text:p text:style-name="P7"/>
      <text:list xml:id="list31573847" text:continue-numbering="true" text:style-name="WW8Num3">
        <text:list-item>
          <text:list>
            <text:list-item>
              <text:p text:style-name="P18"><text:span text:style-name="T2">Расчеты по настоящему Соглашению между Заказчиком и Исполнителем осуществляются по аккредитиву в соответствии с условиями Соглашения и Договора. Аккредитивная форма расчетов между Заказчиком и </text:span><text:soft-page-break/><text:span text:style-name="T2">Исполнителем гарантирует оплату Стоимости Работы Исполнителю только после выполнения им Работы для Заказчика.</text:span></text:p>
            </text:list-item>
            <text:list-item>
              <text:p text:style-name="P19">Заказчик обязуется открыть аккредитив в Банке в порядке и на условиях, предусмотренных в Договоре.</text:p>
            </text:list-item>
            <text:list-item>
              <text:p text:style-name="P19">Датой исполнения обязанности Заказчика по оплате Работы является дата исполнения аккредитива Банком в пользу Исполнителя в соответствии с условиями Договора. </text:p>
            </text:list-item>
          </text:list>
        </text:list-item>
      </text:list>
      <text:p text:style-name="P6"/>
      <text:list xml:id="list31553628" text:continue-numbering="true" text:style-name="WW8Num3">
        <text:list-item>
          <text:p text:style-name="P17">Обязательства по уплате налогов, сборов и иных взносов</text:p>
        </text:list-item>
      </text:list>
      <text:p text:style-name="P10"><text:tab/></text:p>
      <text:list xml:id="list31562595" text:continue-numbering="true" text:style-name="WW8Num3">
        <text:list-item>
          <text:list>
            <text:list-item>
              <text:p text:style-name="P21">Заказчик и Исполнитель самостоятельно уплачивают все необходимые налоги, сборы и взносы, подлежащие уплате в связи с настоящим Соглашением, в соответствии с применимым правом и самостоятельно несут соответствующие риски и ответственность в случае их неуплаты.</text:p>
            </text:list-item>
            <text:list-item>
              <text:p text:style-name="P21">Плательщиком страховых взносов является Заказчик, который самостоятельно осуществляет выплаты страховых взносов в отношении Исполнителя во все необходимые фонды (в частности, но, не ограничиваясь этим, пенсионный фонд, фонд обязательного медицинского страхования) в соответствии с применимым законодательством. </text:p>
            </text:list-item>
            <text:list-item>
              <text:p text:style-name="P21">Заказчик и Исполнитель самостоятельно уплачивают налог на доходы физического лица в соответствии с требованиями применимого права.</text:p>
            </text:list-item>
          </text:list>
        </text:list-item>
      </text:list>
      <text:p text:style-name="P11"/>
      <text:list xml:id="list31572859" text:continue-numbering="true" text:style-name="WW8Num3">
        <text:list-item>
          <text:p text:style-name="P17">Авторские права</text:p>
        </text:list-item>
      </text:list>
      <text:p text:style-name="P9"/>
      <text:list xml:id="list31571290" text:continue-numbering="true" text:style-name="WW8Num3">
        <text:list-item>
          <text:list>
            <text:list-item>
              <text:p text:style-name="P19">В том случае, если Техническое задание предусматривает выполнение Работы, результатом которой является создание объекта интеллектуальной собственности (результата интеллектуальной деятельности и/или средства индивидуализации), если иное не будет согласовано Сторонами, то передается и в пользу Заказчика отчуждается все исключительное право в полном объеме на созданный объект интеллектуальной собственности. В таком случае в результате исполнения Соглашения и соответствующего Технического задания исключительное право будет в полном объеме принадлежать Заказчику. Исключительное право переходит к Заказчику в момент принятия Работы. В этом случае размер вознаграждения за передачу исключительного права составляет 50 руб. и включается в Стоимость Работы, если Сторонами не будет согласовано иное.</text:p>
            </text:list-item>
            <text:list-item>
              <text:p text:style-name="P19">В остальных случаях вопросы, связанные с правами на результаты интеллектуальной деятельности и/или средства индивидуализации, будут регулироваться действующим законодательством Российской Федерации, в том числе частью 4 Гражданского кодекса Российской Федерации. </text:p>
            </text:list-item>
          </text:list>
        </text:list-item>
      </text:list>
      <text:p text:style-name="P9"/>
      <text:list xml:id="list31574072" text:continue-numbering="true" text:style-name="WW8Num3">
        <text:list-item>
          <text:p text:style-name="P17">Ответственность Сторон</text:p>
        </text:list-item>
      </text:list>
      <text:p text:style-name="P6"/>
      <text:list xml:id="list31560028" text:continue-numbering="true" text:style-name="WW8Num3">
        <text:list-item>
          <text:list>
            <text:list-item>
              <text:p text:style-name="P19">За неисполнение или ненадлежащее исполнение обязательств по Соглашению Стороны несут ответственность в соответствии с действующим законодательством Российской Федерации.</text:p>
            </text:list-item>
          </text:list>
        </text:list-item>
      </text:list>
      <text:p text:style-name="P12"/>
      <text:list xml:id="list31571748" text:continue-numbering="true" text:style-name="WW8Num3">
        <text:list-item>
          <text:p text:style-name="P17">Заключение, изменение и расторжение Соглашения</text:p>
        </text:list-item>
      </text:list>
      <text:p text:style-name="P6"><text:bookmark-start text:name="_Ref255308619"/></text:p>
      <text:list xml:id="list31557347" text:continue-numbering="true" text:style-name="WW8Num3">
        <text:list-item>
          <text:list>
            <text:list-item>
              <text:p text:style-name="P18"><text:span text:style-name="T2">Соглашение заключается путем согласования Технического задания. Настоящее Соглашение считается заключенным с момента, когда Техническое </text:span><text:soft-page-break/><text:span text:style-name="T2">задание утверждено Исполнителем путем нажатия на Защищенных страницах Сайта кнопки «Согласиться на сделку».</text:span><text:bookmark-end text:name="_Ref255308619"/></text:p>
            </text:list-item>
            <text:list-item>
              <text:p text:style-name="P19">После утверждения Технического задания Исполнителем с помощью технических средств Сайта Техническому заданию присваивается внутренний номер и дата, которые доводятся до Исполнителя и Заказчика через Защищенные страницы Сайта.</text:p>
            </text:list-item>
            <text:list-item>
              <text:p text:style-name="P19">Действия, связанные с заключением, изменением, расторжением или исполнением Соглашения, которые совершены лицом, воспользовавшимся Логином и Паролем Исполнителя/Заказчика для доступа к Защищенным страницам Сайта, считаются совершенными соответственно Исполнителем/Заказчиком от собственного имени, как если бы были совершены Исполнителем/Заказчиком лично.</text:p>
            </text:list-item>
            <text:list-item>
              <text:p text:style-name="P19">Наличие заключенного Соглашения подтверждается действиями Исполнителя по выполнению Работы в связи с Соглашением на основании Технического задания, а также действиями Заказчика по осуществлению действий для открытия аккредитива в Банке, в частности перечисление Заказчиком в Банк соответствующих денежных средств для открытия аккредитива в соответствии с условиями Договора.</text:p>
            </text:list-item>
            <text:list-item>
              <text:p text:style-name="P19">По запросу любой из Сторон Общество предоставляет заверенную Обществом распечатку согласованного Сторонами Технического задания, настоящего Соглашения, Договора, переписку Сторон.</text:p>
            </text:list-item>
            <text:list-item>
              <text:p text:style-name="P19">В целях подтверждения наличия заключенного между Сторонами Соглашения Стороны могут подписать настоящее Соглашение в письменной форме. В таком случае Соглашение должно быть подписано уполномоченными представителями Сторон в количестве двух идентичных экземпляров, по одному для каждой из Сторон, кроме этого, один экземпляр подписанного Сторонами Соглашения предоставляется Обществу. При этом копия подписанного Соглашения должна быть размещена каждой из Сторон на Защищенных страницах Сайта (если только Обществом не будет решено иное).</text:p>
            </text:list-item>
            <text:list-item>
              <text:p text:style-name="P19">Соглашение может быть изменено по соглашению Сторон, а также в случаях, предусмотренных Договором. Ни одна из Сторон не может в одностороннем порядке изменять условия Соглашения. В случае изменения Соглашения Стороны обязаны немедленно уведомить об этом Общество и Банк с предоставлением надлежащего подтверждения такого изменения Соглашения.</text:p>
            </text:list-item>
            <text:list-item>
              <text:p text:style-name="P19">Соглашение может быть расторгнуто только по соглашению Сторон, а также в случаях, предусмотренных Договором. В случае расторжения Соглашения Стороны должны уведомить об этом Общество и Банк с предоставлением надлежащего подтверждения такого расторжения Соглашения.</text:p>
            </text:list-item>
          </text:list>
        </text:list-item>
      </text:list>
      <text:p text:style-name="P12"/>
      <text:list xml:id="list31569493" text:continue-numbering="true" text:style-name="WW8Num3">
        <text:list-item>
          <text:p text:style-name="P17">Применимое право и порядок разрешения споров</text:p>
        </text:list-item>
      </text:list>
      <text:p text:style-name="P6"/>
      <text:list xml:id="list31548966" text:continue-numbering="true" text:style-name="WW8Num3">
        <text:list-item>
          <text:list>
            <text:list-item>
              <text:p text:style-name="P19">Соглашение регулируется и толкуется в соответствии с материальным правом Российской Федерации без учета его коллизионных норм.</text:p>
            </text:list-item>
            <text:list-item>
              <text:p text:style-name="P19">В случае возникновения любых споров или разногласий, связанных с исполнением Соглашения, Стороны приложат все усилия для их разрешения путем переговоров. </text:p>
            </text:list-item>
            <text:list-item>
              <text:p text:style-name="P19">Если возникший спор и разногласия не будут разрешены путем переговоров, они подлежат разрешению в соответствии с п. 9 Договора.</text:p>
            </text:list-item>
            <text:list-item>
              <text:p text:style-name="P18"><text:span text:style-name="T2">Если после раскрытия (исполнения) Банком аккредитива и/или закрытия Банком аккредитива в соответствии с условиями Договора, Стороны не урегулировали разногласия в связи с Соглашением, то соответственно Стороны могут </text:span><text:soft-page-break/><text:span text:style-name="T2">обратиться в компетентный суд для разрешения любых неурегулированных спорных вопросов в связи с Соглашением без привлечения к этому Общества и/или Банка. </text:span></text:p>
            </text:list-item>
          </text:list>
        </text:list-item>
      </text:list>
      <text:p text:style-name="P6"/>
      <text:list xml:id="list31548854" text:continue-numbering="true" text:style-name="WW8Num3">
        <text:list-item>
          <text:p text:style-name="P17">Заключительные положения</text:p>
        </text:list-item>
      </text:list>
      <text:p text:style-name="P6"/>
      <text:list xml:id="list31563175" text:continue-numbering="true" text:style-name="WW8Num3">
        <text:list-item>
          <text:list>
            <text:list-item>
              <text:p text:style-name="P19"><text:s/>Положения Договора в части, регулирующей отношения между Заказчиком и Исполнителем применительно к предмету Соглашения, порядку приема-передачи Работы и порядку осуществления расчетов между Заказчиком и Исполнителем по Соглашению, дополняют положения такого Соглашения и считаются включенными в такое Соглашение. В случае несоответствия положений Договора и Соглашения положения Договора будут иметь преимущественную силу над положениями Соглашения в отношениях между Заказчиком и Исполнителем</text:p>
            </text:list-item>
            <text:list-item>
              <text:p text:style-name="P19">Стороны соглашаются, что любые сообщения, направляемые Сторонами друг другу при помощи Защищенных страниц Сайта, приравниваются к письменным документам, подписанным Сторонами лично, и имеют такое же юридическое значение. Стороны соглашаются, что такие сообщения будут считаться надлежащими для целей настоящего Соглашения, а любые договоренности или указания Сторон по поводу Соглашения, Технического задания или Договора, оформленные при помощи программно-технических средств Сайта на Защищенных страницах Сайта, будут считаться изменяющими соответственно Соглашение, Техническое задание или Договор, как если бы такие изменения были сделаны Сторонами в письменной форме, или являющимися частью настоящего Соглашения.</text:p>
            </text:list-item>
            <text:list-item>
              <text:p text:style-name="P19">В случае возникновения разногласий между Сторонами сведения, которые зафиксированы при помощи технических средств Сайта, имеют преимущественное значение при разрешении таких разногласий. Общество по запросу Сторон и/или уполномоченного органа власти предоставляет соответствующие сведения.</text:p>
            </text:list-item>
            <text:list-item>
              <text:p text:style-name="P19">Стороны обязуются сообщать друг другу и Обществу о любом факте несанкционированного разглашения третьим лицам Логина и Пароля. </text:p>
            </text:list-item>
            <text:list-item>
              <text:p text:style-name="P19"><text:bookmark-start text:name="_Ref251317569"/>Стороны принимают во внимание и соглашаются, что исполнение, неисполнение или ненадлежащее исполнение обязательств по настоящему Соглашению может влиять на статус и/или характеристики Сторон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text:p>
            </text:list-item>
            <text:list-item>
              <text:p text:style-name="P19"><text:bookmark-start text:name="_Ref256592530"/>Стороны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или уполномоченными лицами, обязательны и юридически действительны для Сторон.<text:bookmark-end text:name="_Ref256592530"/></text:p>
            </text:list-item>
            <text:list-item>
              <text:p text:style-name="P19"><text:s/>Все изменения к настоящему Соглашению, а также иные соглашения между Сторонами, переписка между ними, уведомления и обращения осуществляются исключительно на русском языке.</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ru" fo:country="RU"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btle_20_Emphasis1" style:display-name="Subtle Emphasis1" style:family="paragraph" style:parent-style-name="Standard">
      <style:paragraph-properties fo:margin="100%" fo:margin-left="1.27cm" fo:margin-right="0cm" fo:margin-top="0cm" fo:margin-bottom="0cm" fo:line-height="100%" fo:text-indent="0cm" style:auto-text-indent="false"/>
      <style:text-properties style:font-name="Times New Roman" fo:font-size="12pt" style:font-name-asian="Times New Roman" style:font-size-asian="12pt" style:font-name-complex="Times New Roman" style:font-size-complex="12pt"/>
    </style:style>
    <style:style style:name="Comment_20_Text" style:display-name="Comment Text" style:family="paragraph" style:parent-style-name="Standard">
      <style:text-properties fo:font-size="10pt" fo:language="zxx"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_20_Знак_20_Знак_20_Char_20_Char_20_Знак_20_Знак_20_Char_20_Char_20_Знак_20_Знак_20_Знак1_20_Знак" style:display-name=" Знак Знак Char Char Знак Знак Char Char Знак Знак Знак1 Знак" style:family="paragraph" style:parent-style-name="Standard">
      <style:paragraph-properties fo:margin-top="0cm" fo:margin-bottom="0.282cm" fo:line-height="0.423cm"/>
      <style:text-properties style:font-name="Verdana" fo:font-size="10pt" fo:language="en" fo:country="US" style:font-name-asian="Times New Roman" style:font-size-asian="10pt" style:font-name-complex="Verdana"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0" style:family="text">
      <style:text-properties fo:font-weight="bold" style:font-weight-asian="bold"/>
    </style:style>
    <style:style style:name="WW8Num3z1" style:family="text">
      <style:text-properties fo:font-weight="normal" style:font-weight-asian="normal"/>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2.39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size="10pt" style:font-size-asian="10pt" style:font-name-complex="Times New Roman" style:font-size-complex="10p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meta:creation-date>2012-09-17T16:03:00</meta:creation-date>
    <dc:date>2013-03-06T11:41:43.09</dc:date>
    <meta:print-date>2012-09-13T14:21:00</meta:print-date>
    <meta:editing-cycles>6</meta:editing-cycles>
    <meta:editing-duration>P2171DT9H37M47S</meta:editing-duration>
    <meta:generator>OpenOffice.org/3.4.1$Win32 OpenOffice.org_project/341m1$Build-9593</meta:generator>
    <meta:document-statistic meta:table-count="0" meta:image-count="0" meta:object-count="0" meta:page-count="8" meta:paragraph-count="100" meta:word-count="2855" meta:character-count="23256"/>
  </office:meta>
</office:document-meta>
</file>